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ListParagraph" style:list-style-name="WWNum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ListParagraph" style:list-style-name="WWNum1" style:family="paragraph"/>
    <style:style style:name="P7" style:parent-style-name="ListParagraph" style:list-style-name="WWNum1" style:family="paragraph"/>
    <style:style style:name="P8" style:parent-style-name="ListParagraph" style:list-style-name="WWNum1" style:family="paragraph"/>
    <style:style style:name="P9" style:parent-style-name="ListParagraph" style:list-style-name="WWNum1" style:family="paragraph"/>
    <style:style style:name="P10" style:parent-style-name="ListParagraph" style:list-style-name="WWNum1" style:family="paragraph"/>
    <style:style style:name="P11" style:parent-style-name="ListParagraph" style:list-style-name="WWNum1" style:family="paragraph"/>
    <style:style style:name="P12" style:parent-style-name="ListParagraph" style:list-style-name="WWNum1" style:family="paragraph"/>
    <style:style style:name="P13" style:parent-style-name="ListParagraph" style:list-style-name="WWNum1" style:family="paragraph"/>
    <style:style style:name="P14" style:parent-style-name="ListParagraph" style:list-style-name="WWNum1" style:family="paragraph"/>
    <style:style style:name="P15" style:parent-style-name="ListParagraph" style:list-style-name="WWNum1" style:family="paragraph"/>
    <style:style style:name="P16" style:parent-style-name="ListParagraph" style:list-style-name="WWNum1" style:family="paragraph"/>
    <style:style style:name="P17" style:parent-style-name="ListParagraph" style:list-style-name="WWNum1" style:family="paragraph"/>
    <style:style style:name="P18" style:parent-style-name="ListParagraph" style:list-style-name="WWNum1" style:family="paragraph"/>
    <style:style style:name="P19" style:parent-style-name="ListParagraph" style:list-style-name="WWNum1" style:family="paragraph"/>
    <style:style style:name="P20" style:parent-style-name="ListParagraph" style:list-style-name="WWNum1" style:family="paragraph"/>
    <style:style style:name="P21" style:parent-style-name="ListParagraph" style:list-style-name="WWNum1" style:family="paragraph"/>
    <style:style style:name="P22" style:parent-style-name="ListParagraph" style:list-style-name="WWNum1" style:family="paragraph"/>
    <style:style style:name="P23" style:parent-style-name="ListParagraph" style:list-style-name="WWNum1" style:family="paragraph"/>
    <style:style style:name="P24" style:parent-style-name="ListParagraph" style:list-style-name="WWNum1" style:family="paragraph"/>
    <style:style style:name="P25" style:parent-style-name="ListParagraph" style:list-style-name="WWNum1" style:family="paragraph"/>
    <style:style style:name="P26" style:parent-style-name="ListParagraph" style:list-style-name="WWNum1" style:family="paragraph"/>
    <style:style style:name="P27" style:parent-style-name="ListParagraph" style:list-style-name="WWNum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8" style:parent-style-name="ListParagraph" style:list-style-name="WWNum1" style:family="paragraph"/>
    <style:style style:name="P29" style:parent-style-name="ListParagraph" style:list-style-name="WWNum1" style:family="paragraph"/>
    <style:style style:name="P30" style:parent-style-name="ListParagraph" style:list-style-name="WWNum1" style:family="paragraph"/>
    <style:style style:name="P31" style:parent-style-name="ListParagraph" style:list-style-name="WWNum1" style:family="paragraph"/>
    <style:style style:name="P32" style:parent-style-name="ListParagraph" style:list-style-name="WWNum1" style:family="paragraph"/>
    <style:style style:name="P33" style:parent-style-name="ListParagraph" style:list-style-name="WWNum1" style:family="paragraph"/>
    <style:style style:name="P34" style:parent-style-name="ListParagraph" style:list-style-name="WWNum1" style:family="paragraph"/>
    <style:style style:name="P35" style:parent-style-name="ListParagraph" style:list-style-name="WWNum1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6" style:parent-style-name="ListParagraph" style:list-style-name="WWNum1" style:family="paragraph">
      <style:text-properties fo:font-weight="bold" style:font-weight-asian="bold"/>
    </style:style>
  </office:automatic-styles>
  <office:body>
    <office:text text:use-soft-page-breaks="true">
      <text:p text:style-name="P1">Schematic and Board Layout Design Review Notes</text:p>
      <text:p text:style-name="Standard">TEAM BEING REVIEWED:<text:s/>TEAM #3</text:p>
      <text:p text:style-name="Standard">REVIEWING TEAM:<text:s/>TEAM #11</text:p>
      <text:p text:style-name="Standard">DATE:<text:s/>11/7/18</text:p>
      <text:p text:style-name="Normal">Note: (D) = dealt with</text:p>
      <text:list text:style-name="WWNum1">
        <text:list-item>
          <text:p text:style-name="P2">SCHEMATIC</text:p>
          <text:list text:continue-numbering="true">
            <text:list-item>
              <text:p text:style-name="P3">CRITICAL</text:p>
              <text:list text:continue-numbering="true">
                <text:list-item>
                  <text:p text:style-name="P4">(D) Junction dot out of RESET microprofessor button</text:p>
                </text:list-item>
                <text:list-item>
                  <text:p text:style-name="P5">(D) RESET needs a 10k pull up</text:p>
                </text:list-item>
                <text:list-item>
                  <text:p text:style-name="P6">(D) What is UVCC?</text:p>
                </text:list-item>
                <text:list-item>
                  <text:p text:style-name="P7">(D) Add 100nF caps to VCC,VCC1,AVCC,AVCC1</text:p>
                </text:list-item>
                <text:list-item>
                  <text:p text:style-name="P8">(D) Double check UCAP</text:p>
                </text:list-item>
                <text:list-item>
                  <text:p text:style-name="P9">Microphone</text:p>
                </text:list-item>
                <text:list-item>
                  <text:p text:style-name="P10">(D) How much current does the servo need?</text:p>
                </text:list-item>
                <text:list-item>
                  <text:p text:style-name="P11">(D) Remove the regulator</text:p>
                </text:list-item>
                <text:list-item>
                  <text:p text:style-name="P12">(D) Use a wall wart for the servo</text:p>
                  <text:list text:continue-numbering="true">
                    <text:list-item>
                      <text:p text:style-name="P13">If using wall wart to power board, need diode from processor to servo.</text:p>
                    </text:list-item>
                  </text:list>
                </text:list-item>
                <text:list-item>
                  <text:p text:style-name="P14">Confirm HWB function and confirm current wiring is correct.</text:p>
                </text:list-item>
              </text:list>
            </text:list-item>
            <text:list-item>
              <text:p text:style-name="P15">MAJOR</text:p>
              <text:list text:continue-numbering="true">
                <text:list-item>
                  <text:p text:style-name="P16">(D) Add value/name to IC1</text:p>
                </text:list-item>
                <text:list-item>
                  <text:p text:style-name="P17">(D) Use 1 – 3 mA<text:s/>for the LEDs</text:p>
                </text:list-item>
                <text:list-item>
                  <text:p text:style-name="P18">Rearrange wires and add busses for readability.</text:p>
                </text:list-item>
              </text:list>
            </text:list-item>
            <text:list-item>
              <text:p text:style-name="P19">MINOR</text:p>
              <text:list text:continue-numbering="true">
                <text:list-item>
                  <text:p text:style-name="P20">(D) Change font to info layer</text:p>
                </text:list-item>
                <text:list-item>
                  <text:p text:style-name="P21">(D) Go for right angles</text:p>
                </text:list-item>
                <text:list-item>
                  <text:p text:style-name="P22">(D) Do I need a buffer for the microphone output? Is that output 0 – 3.3V? Check datasheet</text:p>
                </text:list-item>
                <text:list-item>
                  <text:p text:style-name="P23">Statement “all surface mount components are …”</text:p>
                </text:list-item>
                <text:list-item>
                  <text:p text:style-name="P24">Does it use arduino?</text:p>
                </text:list-item>
                <text:list-item>
                  <text:p text:style-name="P25">Test Points Everywhere</text:p>
                </text:list-item>
                <text:list-item>
                  <text:p text:style-name="P26">Label VCC as 5V</text:p>
                </text:list-item>
              </text:list>
            </text:list-item>
          </text:list>
        </text:list-item>
        <text:list-item>
          <text:p text:style-name="P27">LAYOUT</text:p>
          <text:list text:continue-numbering="true">
            <text:list-item>
              <text:p text:style-name="P28">CRITICAL</text:p>
              <text:list text:continue-numbering="true">
                <text:list-item>
                  <text:p text:style-name="P29">Determine if VCC line width is correct.</text:p>
                </text:list-item>
                <text:list-item>
                  <text:p text:style-name="P30">Align N$13 signal wire to lead straight into pin on processor.</text:p>
                </text:list-item>
              </text:list>
            </text:list-item>
            <text:list-item>
              <text:p text:style-name="P31">MAJOR</text:p>
              <text:list text:continue-numbering="true">
                <text:list-item>
                  <text:p text:style-name="P32">Move/re-arrange some wires for readability.</text:p>
                </text:list-item>
              </text:list>
            </text:list-item>
            <text:list-item>
              <text:p text:style-name="P33">MINOR</text:p>
              <text:list text:continue-numbering="true">
                <text:list-item>
                  <text:p text:style-name="P34">None.</text:p>
                </text:list-item>
              </text:list>
            </text:list-item>
          </text:list>
        </text:list-item>
        <text:list-item>
          <text:p text:style-name="P35">Bill of Materials (BOM)</text:p>
          <text:list text:continue-numbering="true">
            <text:list-item>
              <text:p text:style-name="P36">No issue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 fo:font-weight="bold" style:font-weight-asian="bold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 Greenberg</meta:initial-creator>
    <dc:creator>Samantha Fink</dc:creator>
    <meta:creation-date>2018-11-01T11:13:00Z</meta:creation-date>
    <dc:date>2018-11-08T05:21:00Z</dc:date>
    <meta:template xlink:href="Normal" xlink:type="simple"/>
    <meta:editing-cycles>7</meta:editing-cycles>
    <meta:editing-duration>PT168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1" meta:character-count="1146" meta:row-count="8" meta:non-whitespace-character-count="977"/>
  </office:meta>
</office:document-meta>
</file>